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2.551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222in"/>
    </style:style>
    <style:style style:name="co17" style:family="table-column">
      <style:table-column-properties fo:break-before="auto" style:column-width="5.2965in"/>
    </style:style>
    <style:style style:name="co18" style:family="table-column">
      <style:table-column-properties fo:break-before="auto" style:column-width="1.972in"/>
    </style:style>
    <style:style style:name="co19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/>
    </style:style>
    <style:style style:name="ce3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 style:data-style-name="N104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/>
    </style:style>
    <style:style style:name="ce9" style:family="table-cell" style:parent-style-name="Default" style:data-style-name="N11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104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Featu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/>
          <table:table-cell table:style-name="ce2" office:value-type="string" calcext:value-type="string">
            <text:p>Core 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provided by</text:p>
          </table:table-cell>
          <table:table-cell table:style-name="ce2" office:value-type="string" calcext:value-type="string">
            <text:p>Remote</text:p>
          </table:table-cell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Computer</text:p>
          </table:table-cell>
          <table:table-cell table:number-columns-repeated="5" table:style-name="ce2" office:value-type="string" calcext:value-type="string">
            <text:p>sub-fe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oks like champ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upper secti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heds water</text:p>
          </table:table-cell>
          <table:table-cell office:value-type="string" calcext:value-type="string">
            <text:p>metalic green</text:p>
          </table:table-cell>
          <table:table-cell office:value-type="string" calcext:value-type="string">
            <text:p>Light-weight</text:p>
          </table:table-cell>
          <table:table-cell office:value-type="string" calcext:value-type="string">
            <text:p>Fire-resistant hea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es swiftly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powerful drive unit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Motors(2)</text:p>
          </table:table-cell>
          <table:table-cell/>
          <table:table-cell office:value-type="string" calcext:value-type="string">
            <text:p>Controls as throttle</text:p>
          </table:table-cell>
          <table:table-cell office:value-type="string" calcext:value-type="string">
            <text:p>Large-prop</text:p>
          </table:table-cell>
          <table:table-cell office:value-type="string" calcext:value-type="string">
            <text:p>modest pitch</text:p>
          </table:table-cell>
          <table:table-cell office:value-type="string" calcext:value-type="string">
            <text:p>Gear-reduction</text:p>
          </table:table-cell>
          <table:table-cell office:value-type="string" calcext:value-type="string">
            <text:p>400 – 500 RP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novers well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Twin thrustors</text:p>
          </table:table-cell>
          <table:table-cell office:value-type="string" calcext:value-type="string">
            <text:p>propor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s as rudder</text:p>
          </table:table-cell>
          <table:table-cell/>
          <table:table-cell office:value-type="string" calcext:value-type="string">
            <text:p>Computer-controlled</text:p>
          </table:table-cell>
          <table:table-cell office:value-type="string" calcext:value-type="string">
            <text:p>wind resistant</text:p>
          </table:table-cell>
          <table:table-cell office:value-type="string" calcext:value-type="string">
            <text:p>s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ater that 3 feet</text:p>
          </table:table-cell>
          <table:table-cell office:value-type="string" calcext:value-type="string">
            <text:p>Must Hav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ess than 4 feet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ign limi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uth Height?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Carries float</text:p>
          </table:table-cell>
          <table:table-cell/>
          <table:table-cell table:number-columns-repeated="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kes fire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burn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olenoid &amp; rel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aged ignition</text:p>
          </table:table-cell>
          <table:table-cell office:value-type="string" calcext:value-type="string">
            <text:p>Hot-wire ignitor</text:p>
          </table:table-cell>
          <table:table-cell office:value-type="string" calcext:value-type="string">
            <text:p>parent valve</text:p>
          </table:table-cell>
          <table:table-cell office:value-type="string" calcext:value-type="string">
            <text:p>butane</text:p>
          </table:table-cell>
          <table:table-cell office:value-type="string" calcext:value-type="string">
            <text:p>mouth overi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ies float on rope (size/diameter?)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Jaw servo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Nice to Have</text:p>
          </table:table-cell>
          <table:table-cell office:value-type="string" calcext:value-type="string">
            <text:p>race goal</text:p>
          </table:table-cell>
          <table:table-cell office:value-type="string" calcext:value-type="string">
            <text:p>Full-reverse thru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es Light up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LED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Warning/Safety</text:p>
          </table:table-cell>
          <table:table-cell office:value-type="string" calcext:value-type="string">
            <text:p>Buzz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ay water</text:p>
          </table:table-cell>
          <table:table-cell office:value-type="string" calcext:value-type="string">
            <text:p>Don't Need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washer pump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ays when diving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iable moto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ruster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lenoid valv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s contro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wo position motors with brak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ive pitch &amp; mou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gnitor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mall canaster with Lindal fitting?</text:p>
          </table:table-cell>
          <table:table-cell table:style-name="Default" table:number-columns-repeated="11"/>
        </table:table-row>
      </table:table>
      <table:table table:name="Notes" table:style-name="ta1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9" table:default-cell-style-name="ce1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string" calcext:value-type="string">
            <text:p>Length in cm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Metric</text:p>
          </table:table-cell>
          <table:table-cell office:value-type="string" calcext:value-type="string">
            <text:p>US Customa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Area</text:p>
          </table:table-cell>
          <table:table-cell table:formula="of:=([.C4]/2)^2*PI()" office:value-type="float" office:value="63.6172512351933" calcext:value-type="float">
            <text:p>63.6172512352</text:p>
          </table:table-cell>
          <table:table-cell table:formula="of:=[.G6]/(2.54)^2" office:value-type="float" office:value="9.86069366284229" calcext:value-type="float">
            <text:p>9.860693662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Volume</text:p>
          </table:table-cell>
          <table:table-cell table:formula="of:=[.G6]*[.D4]" office:value-type="float" office:value="3180.86256175967" calcext:value-type="float">
            <text:p>3180.8625617597</text:p>
          </table:table-cell>
          <table:table-cell table:formula="of:=[.G7]/(2.54^3)" office:value-type="float" office:value="194.108142969336" calcext:value-type="float">
            <text:p>194.10814296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total Weight</text:p>
          </table:table-cell>
          <table:table-cell table:formula="of:=[.G7]/1000" office:value-type="float" office:value="3.18086256175967" calcext:value-type="float">
            <text:p>3.1808625618</text:p>
          </table:table-cell>
          <table:table-cell table:formula="of:=[.G8]/0.453" office:value-type="float" office:value="7.02177165951361" calcext:value-type="float">
            <text:p>7.021771659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Half</text:p>
          </table:table-cell>
          <table:table-cell table:formula="of:=[.G8]/2" office:value-type="float" office:value="1.59043128087983" calcext:value-type="float">
            <text:p>1.5904312809</text:p>
          </table:table-cell>
          <table:table-cell table:formula="of:=[.H8]/2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orce</text:p>
          </table:table-cell>
          <table:table-cell table:formula="of:=[.G9]*9.80665" office:value-type="float" office:value="15.5968029206402" calcext:value-type="float">
            <text:p>15.5968029206</text:p>
          </table:table-cell>
          <table:table-cell table:formula="of:=[.H9]" office:value-type="float" office:value="3.5108858297568" calcext:value-type="float">
            <text:p>3.510885829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 office:value-type="string" calcext:value-type="string">
            <text:p>flo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/min</text:p>
          </table:table-cell>
          <table:table-cell/>
          <table:table-cell office:value-type="string" calcext:value-type="string">
            <text:p>Perfect Water Priming Gear DC 3V-12V RS-360SH Pump Micro Spray Motor141015ADBB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Minn Kota MKP-2 Power Prop,$12, Wallmart 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L298N based stepper drive, $3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urse</text:p>
          </table:table-cell>
          <table:table-cell table:formula="of:=(100*12*2.54)/100" office:value-type="float" office:value="30.48" calcext:value-type="float">
            <text:p>30.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peed desi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tons</text:p>
          </table:table-cell>
          <table:table-cell/>
          <table:table-cell office:value-type="string" calcext:value-type="string">
            <text:p>Fluid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/m 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Torq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*c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op</text:p>
          </table:table-cell>
          <table:table-cell table:number-columns-repeated="3"/>
          <table:table-cell office:value-type="string" calcext:value-type="string">
            <text:p>ct</text:p>
          </table:table-cell>
          <table:table-cell table:formula="of:=2*([.H16]/([.L16]*PI()*(([.D19]/100)^2/4)*[.D16]^2))" office:value-type="float" office:value="0.0491218960160171" calcext:value-type="float">
            <text:p>0.0491218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ameter in cm</text:p>
          </table:table-cell>
          <table:table-cell office:value-type="float" office:value="144" calcext:value-type="float">
            <text:p>1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spect ratio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table:formula="of:=[.D19]*[.D20]" office:value-type="float" office:value="100.8" calcext:value-type="float">
            <text:p>100.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slippage</text:p>
          </table:table-cell>
          <table:table-cell table:style-name="ce3" office:value-type="percentage" office:value="0.3" calcext:value-type="percentage">
            <text:p>30.00%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itch speed</text:p>
          </table:table-cell>
          <table:table-cell table:formula="of:=(([.D21]*[.D17])/60)/1000" office:value-type="float" office:value="0.756" calcext:value-type="float">
            <text:p>0.756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table:formula="of:=[.D23]*(1-[.D22])" office:value-type="float" office:value="0.5292" calcext:value-type="float">
            <text:p>0.5292</text:p>
          </table:table-cell>
          <table:table-cell office:value-type="string" calcext:value-type="string">
            <text:p>m/s</text:p>
          </table:table-cell>
          <table:table-cell table:formula="of:=(([.D24]*3600*100)/12)/5280" office:value-type="float" office:value="3.00681818181818" calcext:value-type="float">
            <text:p>3.006818181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aterialSpend" table:style-name="ta1">
        <table:table-column table:style-name="co17" table:default-cell-style-name="ce7"/>
        <table:table-column table:style-name="co13" table:default-cell-style-name="ce7"/>
        <table:table-column table:style-name="co13" table:number-columns-repeated="3" table:default-cell-style-name="ce12"/>
        <table:table-column table:style-name="co13" table:number-columns-repeated="5" table:default-cell-style-name="ce7"/>
        <table:table-column table:style-name="co18" table:default-cell-style-name="ce7"/>
        <table:table-column table:style-name="co19" table:default-cell-style-name="ce7"/>
        <table:table-column table:style-name="co13" table:number-columns-repeated="3" table:default-cell-style-name="ce7"/>
        <table:table-row table:style-name="ro1"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Est Cost tot</text:p>
          </table:table-cell>
          <table:table-cell table:style-name="ce8" office:value-type="string" calcext:value-type="string">
            <text:p>Act Cost Tot</text:p>
          </table:table-cell>
          <table:table-cell table:style-name="ce8" office:value-type="string" calcext:value-type="string">
            <text:p>Combined</text:p>
          </table:table-cell>
          <table:table-cell table:style-name="ce8" office:value-type="string" calcext:value-type="string">
            <text:p>Usage</text:p>
          </table:table-cell>
          <table:table-cell table:style-name="ce8" office:value-type="string" calcext:value-type="string">
            <text:p>Purpose</text:p>
          </table:table-cell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Weight Wet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torque Nm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1" office:value-type="string" calcext:value-type="string">
            <text:p>Master Gardner WeedEnder 5 Yr. Landscape Fabric</text:p>
          </table:table-cell>
          <table:table-cell office:value-type="string" calcext:value-type="string">
            <text:p>150 sq f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C2:.D2])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sk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0g/sq.m</text:p>
          </table:table-cell>
          <table:table-cell office:value-type="string" calcext:value-type="string">
            <text:p>120g/sq.m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Lifoam Waky Noodle, 13127381, 144.8cm x 6.47 cm, 1.9cm ID</text:p>
          </table:table-cell>
          <table:table-cell office:value-type="string" calcext:value-type="string">
            <text:p>1 pc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SUM([.C3:.D3])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buoyancy</text:p>
          </table:table-cell>
          <table:table-cell office:value-type="string" calcext:value-type="string">
            <text:p>3003cm3/m</text:p>
          </table:table-cell>
          <table:table-cell office:value-type="string" calcext:value-type="string">
            <text:p>484g/lin.m</text:p>
          </table:table-cell>
          <table:table-cell table:number-columns-repeated="4"/>
          <table:table-cell office:value-type="string" calcext:value-type="string">
            <text:p>B is 2.5 kg/m</text:p>
          </table:table-cell>
          <table:table-cell/>
        </table:table-row>
        <table:table-row table:style-name="ro1">
          <table:table-cell table:style-name="ce11" office:value-type="string" calcext:value-type="string">
            <text:p>1 Dual H Bridge DC Stepper Motor Drive Controller Board Module Arduino L298N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formula="of:=SUM([.C4:.D4])" office:value-type="currency" office:currency="USD" office:value="7" calcext:value-type="currency">
            <text:p>$7.00</text:p>
          </table:table-cell>
          <table:table-cell/>
          <table:table-cell office:value-type="string" calcext:value-type="string">
            <text:p>drivers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New Black &amp; Decker 12 Volt V GC1200 Cordless Compact Cordless Drill</text:p>
          </table:table-cell>
          <table:table-cell office:value-type="string" calcext:value-type="string">
            <text:p>3 pc</text:p>
          </table:table-cell>
          <table:table-cell/>
          <table:table-cell office:value-type="currency" office:currency="USD" office:value="39" calcext:value-type="currency">
            <text:p>$39.00</text:p>
          </table:table-cell>
          <table:table-cell table:formula="of:=SUM([.C5:.D5])" office:value-type="currency" office:currency="USD" office:value="39" calcext:value-type="currency">
            <text:p>$39.00</text:p>
          </table:table-cell>
          <table:table-cell table:number-columns-repeated="3"/>
          <table:table-cell office:value-type="string" calcext:value-type="string">
            <text:p>&lt;0.9kg each</text:p>
          </table:table-cell>
          <table:table-cell/>
          <table:table-cell table:style-name="ce13" office:value-type="string" calcext:value-type="string">
            <text:p>750 (no load?, figure 400)</text:p>
          </table:table-cell>
          <table:table-cell table:style-name="ce13" office:value-type="string" calcext:value-type="string">
            <text:p>11 (not likely! Figure 5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 Watts?</text:p>
          </table:table-cell>
          <table:table-cell table:formula="of:=200/12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Proportional remote control, 2ch w receiver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6:.D6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ch digital remote &amp; spar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19" calcext:value-type="currency">
            <text:p>$19.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pellers, MinnKota MKP-2 Replacement Prop, PowerProp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table:formula="of:=SUM([.C8:.D8])" office:value-type="currency" office:currency="USD" office:value="24" calcext:value-type="currency">
            <text:p>$2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ane</text:p>
          </table:table-cell>
          <table:table-cell office:value-type="string" calcext:value-type="string">
            <text:p>2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9:.D9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0:.D10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work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1:.D11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V board (case and keel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formula="of:=SUM([.C12:.D12])" office:value-type="currency" office:currency="USD" office:value="30" calcext:value-type="currency">
            <text:p>$3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-glue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3:.D13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4:.D14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vo for butane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formula="of:=SUM([.C15:.D15])" office:value-type="currency" office:currency="USD" office:value="10" calcext:value-type="currency">
            <text:p>$1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, 12V, 5.5 Ah SLA 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formula="of:=SUM([.C16:.D16])" office:value-type="currency" office:currency="USD" office:value="12" calcext:value-type="currency">
            <text:p>$12.00</text:p>
          </table:table-cell>
          <table:table-cell table:number-columns-repeated="3"/>
          <table:table-cell office:value-type="string" calcext:value-type="string">
            <text:p>1.9 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s &amp; Bolts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7:.D17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(paint, wire)</text:p>
          </table:table-cell>
          <table:table-cell office:value-type="string" calcext:value-type="string">
            <text:p>various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formula="of:=SUM([.C18:.D18])" office:value-type="currency" office:currency="USD" office:value="20" calcext:value-type="currency">
            <text:p>$2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dlight bulb</text:p>
          </table:table-cell>
          <table:table-cell office:value-type="string" calcext:value-type="string">
            <text:p>1 pc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table:formula="of:=SUM([.C19:.D19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or-lock servo</text:p>
          </table:table-cell>
          <table:table-cell office:value-type="string" calcext:value-type="string">
            <text:p>1 pc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formula="of:=SUM([.C20:.D20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1:.D21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2:.D22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C23:.D23])" office:value-type="currency" office:currency="USD" office:value="0" calcext:value-type="currency">
            <text:p>$0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2:.C23])" office:value-type="currency" office:currency="USD" office:value="246" calcext:value-type="currency">
            <text:p>$246.00</text:p>
          </table:table-cell>
          <table:table-cell table:formula="of:=SUM([.D2:.D23])" office:value-type="currency" office:currency="USD" office:value="70" calcext:value-type="currency">
            <text:p>$70.00</text:p>
          </table:table-cell>
          <table:table-cell table:formula="of:=SUM([.E2:.E23])" office:value-type="currency" office:currency="USD" office:value="277" calcext:value-type="currency">
            <text:p>$277.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Funding:</text:p>
          </table:table-cell>
          <table:table-cell table:formula="of:=[Funding.B7]" office:value-type="currency" office:currency="USD" office:value="129.29" calcext:value-type="currency">
            <text:p>$129.2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Balance:</text:p>
          </table:table-cell>
          <table:table-cell table:formula="of:=[.E25]-[.E24]" office:value-type="currency" office:currency="USD" office:value="-147.71" calcext:value-type="currency">
            <text:p>-$147.7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7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0"/>
        </table:table-row>
      </table:table>
      <table:table table:name="Funding" table:style-name="ta1">
        <table:table-column table:style-name="co13" table:number-columns-repeated="2" table:default-cell-style-name="ce1"/>
        <table:table-row table:style-name="ro1">
          <table:table-cell office:value-type="string" calcext:value-type="string">
            <text:p>Paypal</text:p>
          </table:table-cell>
          <table:table-cell table:style-name="ce6" office:value-type="currency" office:currency="USD" office:value="129.29" calcext:value-type="currency">
            <text:p>$129.2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6" table:formula="of:=SUM([.B1:.B6])" office:value-type="currency" office:currency="USD" office:value="129.29" calcext:value-type="currency">
            <text:p>$129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6:06:54.944486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6:13:20.770247985</meta:creation-date>
    <dc:date>2015-05-29T06:08:59.268660549</dc:date>
    <meta:editing-duration>PT8H5M10S</meta:editing-duration>
    <meta:editing-cycles>15</meta:editing-cycles>
    <meta:generator>LibreOffice/4.3.7.2$Linux_X86_64 LibreOffice_project/430m0$Build-2</meta:generator>
    <meta:document-statistic meta:table-count="4" meta:cell-count="320" meta:object-count="0"/>
  </office:meta>
</office:document-meta>
</file>